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, sans-serif, Aria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.185cm" fo:margin-bottom="0.185cm" loext:contextual-spacing="false" fo:orphans="2" fo:widows="2" fo:text-indent="0cm" style:auto-text-indent="false"/>
      <style:text-properties fo:font-variant="normal" fo:text-transform="none" fo:color="#273b47" style:font-name="Lato" fo:font-size="12pt" fo:letter-spacing="normal" fo:font-style="normal" fo:font-weight="normal"/>
    </style:style>
    <style:style style:name="P2" style:family="paragraph" style:parent-style-name="Text_20_body" style:list-style-name="L1">
      <style:paragraph-properties fo:margin-left="0cm" fo:margin-right="0.185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273b47" style:font-name="Lato" fo:font-size="12pt" fo:letter-spacing="normal" fo:font-style="normal" fo:font-weight="normal"/>
    </style:style>
    <style:style style:name="P3" style:family="paragraph" style:parent-style-name="Text_20_body" style:list-style-name="L1">
      <style:paragraph-properties fo:margin-left="0cm" fo:margin-right="0.185cm" fo:margin-top="0cm" fo:margin-bottom="0cm" loext:contextual-spacing="false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273b47" style:font-name="Lato" fo:font-size="12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0.185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act nos permite crear nuestros propios Hooks. Solo debemos seguir algunas convenciones:</text:p>
      <text:list xml:id="list7142704219620076246" text:style-name="L1">
        <text:list-item>
          <text:p text:style-name="P3"><text:span text:style-name="T1">Los hooks siempre deben empezar con la palabra </text:span><text:span text:style-name="Source_20_Text"><text:span text:style-name="T1">use</text:span></text:span><text:span text:style-name="T1">: </text:span><text:span text:style-name="Source_20_Text"><text:span text:style-name="T1">useAPI</text:span></text:span><text:span text:style-name="T1">, </text:span><text:span text:style-name="Source_20_Text"><text:span text:style-name="T1">useMovies</text:span></text:span><text:span text:style-name="T1">, </text:span><text:span text:style-name="Source_20_Text"><text:span text:style-name="T1">useWhatever</text:span></text:span><text:span text:style-name="T1">.</text:span></text:p>
        </text:list-item>
        <text:list-item>
          <text:p text:style-name="P2">Si nuestro custom hook nos permite consumir/interactuar con dos elementos (por ejemplo, title y setTitle), nuestro hook debe devolver un array.</text:p>
        </text:list-item>
        <text:list-item>
          <text:p text:style-name="P2">Si nuestro custom hook nos permite consumir/interactuar con tres o más elementos (por ejemplo, name, setName, lastName, setLastName, etc.), nuestro hook debe devolver un objeto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, sans-serif, Aria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3T16:38:20.060770624</meta:creation-date>
    <dc:date>2021-01-03T16:38:53.676806000</dc:date>
    <meta:editing-duration>PT35S</meta:editing-duration>
    <meta:editing-cycles>1</meta:editing-cycles>
    <meta:document-statistic meta:table-count="0" meta:image-count="0" meta:object-count="0" meta:page-count="1" meta:paragraph-count="4" meta:word-count="73" meta:character-count="495" meta:non-whitespace-character-count="429"/>
    <meta:generator>LibreOffice/5.1.6.2$Linux_X86_64 LibreOffice_project/10m0$Build-2</meta:generator>
  </office:meta>
</office:document-meta>
</file>